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</style:style>
    <style:style style:name="P3" style:family="paragraph" style:parent-style-name="Brödtext" style:list-style-name="WWNum1"/>
    <style:style style:name="T1" style:family="text"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: Standing on fire</text:span></text:p>
      <text:p text:style-name="Brödtext">Short description: Player dies by standing on a tile to which fire is spreading to</text:p>
      <text:p text:style-name="Brödtext">Priority: High</text:p>
      <text:p text:style-name="Brödtext">Includes: UC Explode Bomb</text:p>
      <text:p text:style-name="Brödtext">Participating actors</text:p>
      <text:list xml:id="list6504248667217682631" text:style-name="WWNum1">
        <text:list-item>
          <text:p text:style-name="P3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layer 1 is standing on a til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is exploded on a tile on the same x- and/or y-coordinates as player 1 is standing on.</text:p>
          </table:table-cell>
        </table:table-row>
        <table:table-row table:style-name="Table1.1">
          <table:table-cell table:style-name="Table1.A1" office:value-type="string">
            <text:p text:style-name="P1"><text:bookmark text:name="_GoBack"/></text:p>
          </table:table-cell>
          <table:table-cell table:style-name="Table1.A1" office:value-type="string">
            <text:p text:style-name="P1">Fire is spreading to the position of Player 1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GameOverState is shown</text:p>
          </table:table-cell>
        </table:table-row>
      </table:table>
      <text:p text:style-name="Brödtext"/>
      <text:p text:style-name="Brödtext">Alternate flow:</text:p>
      <text:p text:style-name="Brödtext">Not available</text:p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1T14:15:20.87</dc:date>
    <meta:editing-cycles>47</meta:editing-cycles>
    <meta:editing-duration>PT13M2S</meta:editing-duration>
    <meta:generator>OpenOffice.org/3.4$Win32 OpenOffice.org_project/340m1$Build-9590</meta:generator>
    <meta:document-statistic meta:table-count="1" meta:image-count="0" meta:object-count="0" meta:page-count="1" meta:paragraph-count="17" meta:word-count="84" meta:character-count="459"/>
    <meta:template xlink:type="simple" xlink:actuate="onRequest" xlink:title="Normal.dotm" xlink:href=""/>
  </office:meta>
</office:document-meta>
</file>